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2.75cm" fo:min-width="2.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872cm" fo:min-width="1.62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17cm" fo:min-width="0.98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auto-grow-height="false" fo:min-height="0.722cm" fo:min-width="1.806cm" fo:padding-top="0.175cm" fo:padding-bottom="0.175cm" fo:padding-left="0.3cm" fo:padding-right="0.3cm" fo:wrap-option="wrap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draw:auto-grow-height="false" fo:min-height="0.75cm" fo:min-width="0.634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3.4cm" svg:height="3.4cm" svg:x="7.4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3.4cm" svg:x="11.2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3.4cm" svg:x="15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3.4cm" svg:x="18.8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3.4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7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971cm" svg:height="2.6cm" svg:x="11.4cm" svg:y="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3cm" svg:height="3cm" svg:x="15.2cm" svg:y="7.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text-style-name="P2" draw:layer="layout" svg:width="3cm" svg:height="3cm" svg:x="19cm" svg:y="7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05:23:54.096137469</meta:creation-date>
    <dc:date>2022-04-13T05:38:57.364043729</dc:date>
    <meta:editing-duration>PT4M53S</meta:editing-duration>
    <meta:editing-cycles>1</meta:editing-cycles>
    <meta:document-statistic meta:object-count="33"/>
    <meta:generator>LibreOffice/6.4.7.2$Linux_X86_64 LibreOffice_project/40$Build-2</meta:generator>
  </office:meta>
</office:document-meta>
</file>